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1950" officeooo:paragraph-rsid="000ade07"/>
    </style:style>
    <style:style style:name="P2" style:family="paragraph" style:parent-style-name="Standard">
      <style:text-properties fo:font-size="14pt" officeooo:rsid="00091950" officeooo:paragraph-rsid="000c656f" style:font-size-asian="14pt" style:font-size-complex="14pt"/>
    </style:style>
    <style:style style:name="P3" style:family="paragraph" style:parent-style-name="Standard">
      <style:text-properties fo:font-size="14pt" officeooo:rsid="000c656f" officeooo:paragraph-rsid="000c656f" style:font-size-asian="14pt" style:font-size-complex="14pt"/>
    </style:style>
    <style:style style:name="P4" style:family="paragraph" style:parent-style-name="Standard">
      <style:text-properties fo:font-size="14pt" officeooo:rsid="000c656f" officeooo:paragraph-rsid="00105495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c656f" officeooo:paragraph-rsid="0011265e" style:font-size-asian="14pt" style:font-size-complex="14pt"/>
    </style:style>
    <style:style style:name="P6" style:family="paragraph" style:parent-style-name="Standard">
      <style:text-properties fo:font-size="14pt" officeooo:rsid="000e6760" officeooo:paragraph-rsid="000e6760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2858e" officeooo:paragraph-rsid="0012858e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5f9b0" officeooo:paragraph-rsid="0015f9b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15f9b0" officeooo:paragraph-rsid="00167aa8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5f9b0" officeooo:paragraph-rsid="0016999c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5f9b0" officeooo:paragraph-rsid="001889a6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889a6" officeooo:paragraph-rsid="001889a6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1bcef8" officeooo:paragraph-rsid="000c656f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rsid="001d6b7e" officeooo:paragraph-rsid="000c656f" style:font-size-asian="12.25pt" style:font-size-complex="14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ize="14pt" officeooo:rsid="00091950" officeooo:paragraph-rsid="000ade07" style:font-size-asian="14pt" style:font-size-complex="14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4pt" officeooo:rsid="000ade07" officeooo:paragraph-rsid="000ade07" style:font-size-asian="14pt" style:font-size-complex="14pt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officeooo:rsid="000ade07" officeooo:paragraph-rsid="000ade07" style:font-size-asian="14pt" style:font-size-complex="14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4pt" officeooo:rsid="000c656f" officeooo:paragraph-rsid="000ade07" style:font-size-asian="14pt" style:font-size-complex="14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0ade07" officeooo:paragraph-rsid="000ade07" style:font-size-asian="14pt" style:font-size-complex="14pt"/>
    </style:style>
    <style:style style:name="P2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14pt" officeooo:rsid="000ade07" officeooo:paragraph-rsid="000ade07" style:font-size-asian="14pt" style:font-size-complex="14pt"/>
    </style:style>
    <style:style style:name="P21" style:family="paragraph" style:parent-style-name="Standard">
      <style:text-properties fo:font-size="14pt" officeooo:rsid="000ade07" officeooo:paragraph-rsid="000ade07" style:font-size-asian="12.25pt" style:font-size-complex="14pt"/>
    </style:style>
    <style:style style:name="P22" style:family="paragraph" style:parent-style-name="Standard">
      <style:text-properties fo:font-size="14pt" officeooo:rsid="000e6760" officeooo:paragraph-rsid="000e6760" style:font-size-asian="14pt" style:font-size-complex="14pt"/>
    </style:style>
    <style:style style:name="P23" style:family="paragraph" style:parent-style-name="Standard">
      <style:text-properties fo:font-size="14pt" officeooo:rsid="00105495" officeooo:paragraph-rsid="00105495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2858e" officeooo:paragraph-rsid="0012858e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12858e" officeooo:paragraph-rsid="001889a6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15f9b0" officeooo:paragraph-rsid="0012858e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15f9b0" officeooo:paragraph-rsid="0015f9b0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5f9b0" officeooo:paragraph-rsid="001aae40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officeooo:rsid="00167aa8" officeooo:paragraph-rsid="00167aa8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16999c" officeooo:paragraph-rsid="0016999c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0091950" officeooo:paragraph-rsid="001a6486" style:font-size-asian="14pt" style:font-size-complex="14pt"/>
    </style:style>
    <style:style style:name="P32" style:family="paragraph" style:parent-style-name="Standard">
      <style:text-properties fo:font-size="14pt" fo:font-weight="bold" officeooo:rsid="00105495" officeooo:paragraph-rsid="00105495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font-weight="bold" officeooo:rsid="0015f9b0" officeooo:paragraph-rsid="0015f9b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4pt" fo:font-weight="bold" officeooo:rsid="00091950" officeooo:paragraph-rsid="001a648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4pt" fo:font-weight="bold" officeooo:rsid="00091950" officeooo:paragraph-rsid="001aae40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rsid="00091950" officeooo:paragraph-rsid="001889a6"/>
    </style:style>
    <style:style style:name="P37" style:family="paragraph" style:parent-style-name="Standard">
      <style:paragraph-properties fo:text-align="justify" style:justify-single-word="false"/>
      <style:text-properties officeooo:rsid="00091950" officeooo:paragraph-rsid="001aae40"/>
    </style:style>
    <style:style style:name="P38" style:family="paragraph" style:parent-style-name="Standard">
      <style:text-properties officeooo:rsid="00091950" officeooo:paragraph-rsid="001aae40"/>
    </style:style>
    <style:style style:name="P39" style:family="paragraph" style:parent-style-name="Standard">
      <style:paragraph-properties fo:text-align="center" style:justify-single-word="false"/>
      <style:text-properties officeooo:rsid="00091950" officeooo:paragraph-rsid="001aae40"/>
    </style:style>
    <style:style style:name="P40" style:family="paragraph" style:parent-style-name="Standard">
      <style:paragraph-properties fo:text-align="center" style:justify-single-word="false"/>
      <style:text-properties fo:font-weight="bold" officeooo:rsid="00091950" officeooo:paragraph-rsid="001aae40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rsid="00091950" officeooo:paragraph-rsid="001aae40" style:font-weight-asian="bold" style:font-weight-complex="bold"/>
    </style:style>
    <style:style style:name="P42" style:family="paragraph" style:parent-style-name="Standard">
      <style:text-properties style:font-name="Times New Roman" fo:font-size="14pt" officeooo:rsid="001bcef8" officeooo:paragraph-rsid="001aae40" style:font-size-asian="12.25pt" style:font-size-complex="14pt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officeooo:rsid="001bcef8" officeooo:paragraph-rsid="001bcef8" style:font-size-asian="12.25pt" style:font-size-complex="14pt"/>
    </style:style>
    <style:style style:name="P44" style:family="paragraph" style:parent-style-name="Standard">
      <style:text-properties style:font-name="Times New Roman" fo:font-size="14pt" officeooo:rsid="0010e24e" officeooo:paragraph-rsid="001aae40" style:font-size-asian="12.25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officeooo:rsid="0010e24e" officeooo:paragraph-rsid="00170a87" style:font-size-asian="12.25pt" style:font-size-complex="14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font-size="14pt" officeooo:rsid="0010e24e" officeooo:paragraph-rsid="001aae40" style:font-size-asian="12.25pt" style:font-size-complex="14pt"/>
    </style:style>
    <style:style style:name="P47" style:family="paragraph" style:parent-style-name="Standard">
      <style:paragraph-properties fo:text-align="justify" style:justify-single-word="false"/>
      <style:text-properties style:font-name="Monospace" fo:font-size="12pt" fo:font-weight="normal" officeooo:rsid="001aae40" officeooo:paragraph-rsid="001aae40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Monospace" fo:font-size="12pt" fo:font-weight="normal" officeooo:rsid="00091950" officeooo:paragraph-rsid="001a648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ae40" officeooo:paragraph-rsid="001aae40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bddd1" officeooo:paragraph-rsid="001bddd1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bddd1" officeooo:paragraph-rsid="001bddd1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size="14pt" officeooo:rsid="000ade07" officeooo:paragraph-rsid="000ade07" style:font-size-asian="14pt" style:font-size-complex="14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0ade07" officeooo:paragraph-rsid="000ade07" style:font-size-asian="14pt" style:font-size-complex="14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0ade07" officeooo:paragraph-rsid="000ade07" style:font-size-asian="14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ade07" style:font-size-asian="12.25pt" style:font-size-complex="14pt"/>
    </style:style>
    <style:style style:name="T3" style:family="text">
      <style:text-properties fo:font-size="14pt" officeooo:rsid="001aae40" style:font-size-asian="12.25pt" style:font-size-complex="14pt"/>
    </style:style>
    <style:style style:name="T4" style:family="text">
      <style:text-properties fo:font-size="14pt" officeooo:rsid="000ade07" style:font-size-asian="14pt" style:font-size-complex="14pt"/>
    </style:style>
    <style:style style:name="T5" style:family="text">
      <style:text-properties fo:font-size="14pt" fo:font-weight="bold" officeooo:rsid="001aae40" style:font-size-asian="12.25pt" style:font-weight-asian="bold" style:font-size-complex="14pt" style:font-weight-complex="bold"/>
    </style:style>
    <style:style style:name="T6" style:family="text">
      <style:text-properties fo:font-size="14pt" fo:font-weight="normal" officeooo:rsid="001aae40" style:font-size-asian="12.25pt" style:font-weight-asian="normal" style:font-size-complex="14pt" style:font-weight-complex="normal"/>
    </style:style>
    <style:style style:name="T7" style:family="text">
      <style:text-properties officeooo:rsid="00091950"/>
    </style:style>
    <style:style style:name="T8" style:family="text">
      <style:text-properties officeooo:rsid="000af5f8"/>
    </style:style>
    <style:style style:name="T9" style:family="text">
      <style:text-properties officeooo:rsid="000c656f"/>
    </style:style>
    <style:style style:name="T10" style:family="text">
      <style:text-properties style:font-name="Times New Roman" officeooo:rsid="001d6b7e" style:font-size-asian="12.25pt"/>
    </style:style>
    <style:style style:name="T11" style:family="text">
      <style:text-properties style:font-name="Times New Roman" fo:font-size="14pt" officeooo:rsid="001bcef8" style:font-size-asian="12.25pt" style:font-size-complex="14pt"/>
    </style:style>
    <style:style style:name="T12" style:family="text">
      <style:text-properties style:font-name="Times New Roman" fo:font-size="14pt" officeooo:rsid="001d6b7e" style:font-size-asian="12.25pt" style:font-size-complex="14pt"/>
    </style:style>
    <style:style style:name="T13" style:family="text">
      <style:text-properties style:font-name="Times New Roman" fo:font-size="14pt" officeooo:rsid="001bcef8" style:font-size-asian="14pt" style:font-size-complex="14pt"/>
    </style:style>
    <style:style style:name="T14" style:family="text">
      <style:text-properties officeooo:rsid="001d6b7e"/>
    </style:style>
    <style:style style:name="T15" style:family="text">
      <style:text-properties officeooo:rsid="000dd208"/>
    </style:style>
    <style:style style:name="T16" style:family="text">
      <style:text-properties officeooo:rsid="00105495"/>
    </style:style>
    <style:style style:name="T17" style:family="text">
      <style:text-properties officeooo:rsid="0011265e"/>
    </style:style>
    <style:style style:name="T18" style:family="text">
      <style:text-properties officeooo:rsid="00142fb6"/>
    </style:style>
    <style:style style:name="T19" style:family="text">
      <style:text-properties officeooo:rsid="00167aa8"/>
    </style:style>
    <style:style style:name="T20" style:family="text">
      <style:text-properties officeooo:rsid="00170eda"/>
    </style:style>
    <style:style style:name="T21" style:family="text">
      <style:text-properties officeooo:rsid="001889a6"/>
    </style:style>
    <style:style style:name="T22" style:family="text">
      <style:text-properties officeooo:rsid="001a6486"/>
    </style:style>
    <style:style style:name="T23" style:family="text">
      <style:text-properties officeooo:rsid="001aae4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aae40" style:font-weight-asian="bold" style:font-weight-complex="bold"/>
    </style:style>
    <style:style style:name="T26" style:family="text">
      <style:text-properties fo:font-weight="bold" style:font-size-asian="14pt" style:font-weight-asian="bold" style:font-weight-complex="bold"/>
    </style:style>
    <style:style style:name="T27" style:family="text">
      <style:text-properties fo:font-weight="bold" officeooo:rsid="00091950" style:font-size-asian="14pt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30" style:family="text">
      <style:text-properties officeooo:rsid="00170a87"/>
    </style:style>
    <style:style style:name="T31" style:family="text">
      <style:text-properties style:font-name="Monospace" fo:font-size="12pt" fo:font-weight="normal" officeooo:rsid="001aae40" style:font-size-asian="12pt" style:font-weight-asian="normal" style:font-size-complex="12pt" style:font-weight-complex="normal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d0408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3">2 ЛАБОРАТОРНАЯ РАБОТА №2</text:span></text:p>
      <text:p text:style-name="P39"><text:span text:style-name="T5">ИЗУЧЕНИЕ ФАЛОВОЙ СИСТЕМЫ В ОС UNIX</text:span><text:tab/></text:p>
      <text:p text:style-name="P38"/>
      <text:p text:style-name="P38"><text:tab/><text:span text:style-name="T5">Цель работы</text:span></text:p>
      <text:p text:style-name="P37"><text:span text:style-name="T5"><text:tab/></text:span><text:span text:style-name="T6">Исследование команд навигации в файловой системе, команд управления файлами и каталогами, создания новой файловой системы, монтирования и размонтирования ФС. Ознакомление с командами связи, создания специальных файлов, сопровождения и восстановления ФС и создания архивов на ленте или диске.</text:span></text:p>
      <text:p text:style-name="P37"/>
      <text:p text:style-name="P41"><text:span text:style-name="T3"><text:tab/>2.1 Исследование команд навигации по файловой системе</text:span></text:p>
      <text:p text:style-name="P38"/>
      <text:p text:style-name="P38"><text:tab/><text:span text:style-name="T12">сd – изменить рабочий каталог.</text:span></text:p>
      <text:p text:style-name="P46"><text:tab/><text:span text:style-name="T30">Cинтаксис запуска команды cd:</text:span></text:p>
      <text:p text:style-name="P46"><text:tab/><text:span text:style-name="T30">cd [-L|-Р] [dir]</text:span></text:p>
      <text:p text:style-name="P44"><text:tab/><text:span text:style-name="T30">Опция - позволяет вернутся в предыдущий каталог.</text:span></text:p>
      <text:p text:style-name="P38"/>
      <text:p text:style-name="P38"><text:span text:style-name="T13"><text:tab/>ls – </text:span><text:span text:style-name="T29">выводит содержимое каталога.</text:span></text:p>
      <text:p text:style-name="P45"><text:tab/><text:span text:style-name="T30">Синтаксис запуска команды ls:</text:span></text:p>
      <text:p text:style-name="P45"><text:tab/><text:span text:style-name="T30">ls [OPTION]... [FILE]...</text:span></text:p>
      <text:p text:style-name="P45"><text:tab/><text:span text:style-name="T30">Основные опции:</text:span></text:p>
      <text:p text:style-name="P45"><text:tab/>-<text:span text:style-name="T30">l использует длинный формат вывода;</text:span></text:p>
      <text:p text:style-name="P45"><text:tab/>-<text:span text:style-name="T30">a отображает также скрытые файлы;</text:span></text:p>
      <text:p text:style-name="P44"><text:tab/>-<text:span text:style-name="T30">R рекурсивно отображает также содержимое подкаталогов.</text:span></text:p>
      <text:p text:style-name="P38"><text:tab/></text:p>
      <text:p text:style-name="P38"><text:span text:style-name="T11"><text:tab/>pwd – название текущего рабочего каталога.</text:span></text:p>
      <text:p text:style-name="P43"><text:tab/>Синтаксис запуска команды pwd:</text:p>
      <text:p text:style-name="P43"><text:tab/>pwd [OPTIONS]</text:p>
      <text:p text:style-name="P43"><text:tab/>Основные опции:</text:p>
      <text:p text:style-name="P43"><text:tab/>-L <text:span text:style-name="T23">логический путь к рабочему каталогу</text:span>;</text:p>
      <text:p text:style-name="P42"><text:tab/>-P <text:span text:style-name="T23">физический путь к каталогу</text:span>.</text:p>
      <text:p text:style-name="P38"/>
      <text:p text:style-name="P38"><text:span text:style-name="T4"><text:tab/>find </text:span><text:span text:style-name="T2"><text:s/>[-H] [-L] [-P] [-D debugopts] [-Olevel] [path...] [expression] – поиск файлов и выполнение над ними каких либо действий</text:span></text:p>
      <text:p text:style-name="P21"><text:tab/>Основные опции:</text:p>
      <text:p text:style-name="P1"><text:span text:style-name="T2"><text:tab/></text:span><text:span text:style-name="T1">-P − никогда не следовать по символическим ссылкам. </text:span></text:p>
      <text:p text:style-name="P15">-L − использовать символические ссылки. </text:p>
      <text:p text:style-name="P15">-type c </text:p>
      <text:p text:style-name="P15">Файлы типа c: </text:p>
      <text:p text:style-name="P15">b − спец. блочный </text:p>
      <text:p text:style-name="P15">c − спец. символьный </text:p>
      <text:p text:style-name="P15">d − директория </text:p>
      <text:p text:style-name="P15">Действия: </text:p>
      <text:p text:style-name="P15">-delete − Удалить файлы </text:p>
      <text:p text:style-name="P15">-exec command ; − Выполнить command </text:p>
      <text:p text:style-name="P16">-fprint file </text:p>
      <text:p text:style-name="P16"><text:soft-page-break/></text:p>
      <text:p text:style-name="P17">grep [OPTIONS] PATTERN [FILE...] </text:p>
      <text:p text:style-name="P20"><text:tab/>grep [OPTIONS] [-e PATTERN | -f FILE] [FILE...] – поиск строк соответствующих шаблону.</text:p>
      <text:p text:style-name="P19"><text:tab/>Основные ключи:</text:p>
      <text:p text:style-name="P19"><text:tab/>-Е – <text:span text:style-name="T8">строка рассматривается как расширенное регулярное выражение;</text:span></text:p>
      <text:p text:style-name="P19"><text:tab/>-<text:span text:style-name="T8">f FILE – получить шаблон из файла, одна строка рассматривается как один шаблон</text:span></text:p>
      <text:p text:style-name="P19"><text:tab/>-<text:span text:style-name="T8">n – <text:s/>нумерация полученных строк относительно начала файла;</text:span></text:p>
      <text:p text:style-name="P19"><text:tab/>--<text:span text:style-name="T8">color – выделение цветом подстрок подходящих под шаблон;</text:span></text:p>
      <text:p text:style-name="P19"/>
      <text:p text:style-name="P54"><text:tab/><text:span text:style-name="T23">2.2 Исследовние команд управления файлами</text:span></text:p>
      <text:p text:style-name="P18"/>
      <text:p text:style-name="P13"><text:tab/>more – <text:s/>выдать содержимое текстового файла на экран порциями.</text:p>
      <text:p text:style-name="P13"><text:tab/>Синтаксис запуска команды more:</text:p>
      <text:p text:style-name="P13"><text:tab/><text:span text:style-name="T14">more [-dlfpcsu] [-num] [+/pattern] [+linenum] [file …]</text:span></text:p>
      <text:p text:style-name="P13"><text:tab/><text:span text:style-name="T14">Основные опции:</text:span></text:p>
      <text:p text:style-name="P13"><text:tab/><text:span text:style-name="T14">-c ощищает экран перед выводом, перерисовывает экран вместо проматывания для большей производительности;</text:span></text:p>
      <text:p text:style-name="P14"><text:tab/>-num задает размер экрана в количестве строк;</text:p>
      <text:p text:style-name="P3"><text:span text:style-name="T10"><text:tab/>-s несколько пустых строк подряд сжимаются в одну.</text:span> </text:p>
      <text:p text:style-name="P3"/>
      <text:p text:style-name="P3"><text:tab/>cat [OPTION]... [FILE]... – объединяет файлы или стандартный ввод в стандартный вывод</text:p>
      <text:p text:style-name="P3"><text:tab/>Основные опции:</text:p>
      <text:p text:style-name="P3"><text:tab/>-b – нумеровать не пустые строки;</text:p>
      <text:p text:style-name="P3"><text:tab/>-s – объединять пустые идущие подряд строки в одну;</text:p>
      <text:p text:style-name="P3"/>
      <text:p text:style-name="P3"><text:tab/><text:span text:style-name="T7">tail [опции]... [FILE] − вывод 10 последних строк файла на стандартный </text:span></text:p>
      <text:p text:style-name="P2">вывод. </text:p>
      <text:p text:style-name="P2"><text:tab/><text:span text:style-name="T9">Основные опции:</text:span></text:p>
      <text:p text:style-name="P2"><text:tab/>--<text:span text:style-name="T9">bytes=K – <text:s/>вывод К последних байтов;</text:span></text:p>
      <text:p text:style-name="P2"><text:tab/>--<text:span text:style-name="T9">lines=K – вывод К последних строк;</text:span></text:p>
      <text:p text:style-name="P2"><text:tab/>-<text:span text:style-name="T15">f – слежение за файлом в реальном времени;</text:span></text:p>
      <text:p text:style-name="P2"/>
      <text:p text:style-name="P6"><text:tab/>chmod [OPTION]... MODE[,MODE]... FILE... </text:p>
      <text:p text:style-name="P6"><text:s text:c="7"/><text:tab/>chmod [OPTION]... OCTAL-MODE FILE... </text:p>
      <text:p text:style-name="P6"><text:s text:c="7"/><text:tab/>chmod [OPTION]... --reference=RFILE FILE... – <text:s/>изменение прав доступа файла.</text:p>
      <text:p text:style-name="P6"><text:tab/>Основные ключи:</text:p>
      <text:p text:style-name="P6"><text:tab/>-R – менять права содержимого подкаталогов рекурсивно;</text:p>
      <text:p text:style-name="P6"/>
      <text:p text:style-name="P6"><text:tab/>chown [OPTION]... [OWNER][:[GROUP]] FILE... </text:p>
      <text:p text:style-name="P6"><text:s text:c="7"/><text:tab/>chown [OPTION]... --reference=RFILE FILE... – изменение владельца файла или группы<text:span text:style-name="T16">ю</text:span></text:p>
      <text:p text:style-name="P6"><text:soft-page-break/><text:tab/>Основные ключи:</text:p>
      <text:p text:style-name="P6"><text:tab/>-R – менять права содержимого подкаталогов рекурсивно;</text:p>
      <text:p text:style-name="P6"/>
      <text:p text:style-name="P23"><text:tab/>chgrp [OPTION]... GROUP FILE... </text:p>
      <text:p text:style-name="P23"><text:s text:c="6"/><text:tab/>chgrp [OPTION]... --reference=RFILE FILE... – изменить группу владельцев.</text:p>
      <text:p text:style-name="P23"/>
      <text:p text:style-name="P32"><text:tab/><text:span text:style-name="T23">2.3 Исследование команд для управления файловыми системами</text:span></text:p>
      <text:p text:style-name="P4"><text:tab/></text:p>
      <text:p text:style-name="P5"><text:tab/><text:span text:style-name="T17">mkfs [options] [-t type fs-options] device [size] – создает файловую систему на выбранном томе.</text:span></text:p>
      <text:p text:style-name="P5"><text:tab/><text:span text:style-name="T17">Ключ -t позволяет задать типа файловой системы. По умолчанию создается файловая система ext2.</text:span></text:p>
      <text:p text:style-name="P5"/>
      <text:p text:style-name="P7"><text:tab/>mount [-lhV] </text:p>
      <text:p text:style-name="P7"><text:s text:c="7"/><text:tab/>mount -a [-fFnrsvw] [-t vfstype] [-O optlist] </text:p>
      <text:p text:style-name="P7"><text:s text:c="6"/><text:tab/>mount [-fnrsvw] [-o option[,option]...] <text:s/>device|dir </text:p>
      <text:p text:style-name="P7"><text:s text:c="7"/><text:tab/>mount [-fnrsvw] [-t vfstype] [-o options] device dir – монтирует файловую систему.</text:p>
      <text:p text:style-name="P7"><text:tab/>Основные опции:</text:p>
      <text:p text:style-name="P7"><text:tab/>-t – тип файловой системы;</text:p>
      <text:p text:style-name="P7"><text:tab/>-r – монтирование только для чтения;</text:p>
      <text:p text:style-name="P7"><text:tab/>-<text:span text:style-name="T18">a – монтировать все ФС записанные в /etc/fstab;</text:span></text:p>
      <text:p text:style-name="P7"><text:tab/>Также если монтируемая ФС упоминается в файле /etc/fstab, то достаточно в параметрах написать либо точку монтирования, либо монтируемую ФС.</text:p>
      <text:p text:style-name="P7"/>
      <text:p text:style-name="P26"><text:tab/>umount [-hV] </text:p>
      <text:p text:style-name="P8"><text:s text:c="7"/><text:tab/>umount -a [-dflnrv] [-t vfstype] [-O options] </text:p>
      <text:p text:style-name="P8"><text:s text:c="7"/><text:tab/>umount [-dflnrv] {dir|device}... – размонтировать файловую систему.</text:p>
      <text:p text:style-name="P8"><text:tab/>Основные опции:</text:p>
      <text:p text:style-name="P8"><text:tab/>-a – размонтировать все ФС упомянутые в /etc/fstab;</text:p>
      <text:p text:style-name="P8"><text:tab/>-A – все подмонтированные ФС кроме корневой;</text:p>
      <text:p text:style-name="P8"><text:tab/>-t – указать тип ФС.</text:p>
      <text:p text:style-name="P8"/>
      <text:p text:style-name="P33"><text:tab/><text:span text:style-name="T23">2.4 Исследование команд создания специальных файлов</text:span></text:p>
      <text:p text:style-name="P9"/>
      <text:p text:style-name="P29"><text:tab/>mknod [OPTION]... NAME TYPE [MAJOR MINOR] – создать блочный или символьный специальный файл.</text:p>
      <text:p text:style-name="P9"><text:tab/><text:span text:style-name="T19">Тип файла может быть следующим:</text:span></text:p>
      <text:p text:style-name="P9"><text:tab/><text:span text:style-name="T19">b – блочный буфферизированный файл;</text:span></text:p>
      <text:p text:style-name="P9"><text:tab/><text:span text:style-name="T19">c, u – символьный небуфферизированный файл;</text:span></text:p>
      <text:p text:style-name="P9"><text:tab/><text:span text:style-name="T19">p – FIFO;</text:span></text:p>
      <text:p text:style-name="P9"><text:tab/><text:span text:style-name="T19">Если тип файла блочный либо символьный, то обязательно нужно указать числа MAJOR и MINOR.</text:span></text:p>
      <text:p text:style-name="P8"><text:soft-page-break/><text:span text:style-name="T24"><text:tab/></text:span><text:span text:style-name="T25">2.5 Исследование команд архивации</text:span><text:tab/></text:p>
      <text:p text:style-name="P8"/>
      <text:p text:style-name="P30"><text:tab/>tar [-] A --catenate --concatenate | c --create | d --diff --compare | --delete | r --append | t --list | --test-label | u --update | x --extract --get [options] [pathname ...] – утилита для архивирования.</text:p>
      <text:p text:style-name="P10"><text:tab/><text:span text:style-name="T20">Для создания архива следует использовать ключ -с – создание архива, вместе с ключем -f – использовать архивный файл или устройство. Для разархивирования ключ -x – извлеч, с ключем -f.</text:span></text:p>
      <text:p text:style-name="P10"><text:tab/><text:span text:style-name="T21">Например:</text:span></text:p>
      <text:p text:style-name="P11"><text:tab/><text:span text:style-name="T21">tar cf laba2.tar laba2.odt – создание архива;</text:span></text:p>
      <text:p text:style-name="P12"><text:tab/>tar xf laba2.tar – извлечение из архива;</text:p>
      <text:p text:style-name="P25"><text:tab/><text:span text:style-name="T21">Проверку целостности можно сделать с помощью ключа t.</text:span></text:p>
      <text:p text:style-name="P25"/>
      <text:p text:style-name="P28"><text:span text:style-name="T24"><text:tab/></text:span><text:span text:style-name="T25">2.6 Исследование команд связи</text:span></text:p>
      <text:p text:style-name="P36"/>
      <text:p text:style-name="P31"><text:tab/><text:span text:style-name="T22">write user [tty] – утилита для отправки сообщений пользователю в пределах одной системы.</text:span></text:p>
      <text:p text:style-name="P31"><text:tab/><text:span text:style-name="T22">Отправленное сообение будет иметь вид:</text:span></text:p>
      <text:p text:style-name="P31"><text:tab/><text:span text:style-name="T22">Message from имя@хост on терминал at чч:мм</text:span></text:p>
      <text:p text:style-name="P34"/>
      <text:p text:style-name="P34"><text:span text:style-name="T23"><text:tab/>2.7 Исходный текст структуры суперблока и индексного дескриптора в файловой системе ext4.</text:span></text:p>
      <text:p text:style-name="P34"/>
      <text:p text:style-name="P34"><text:tab/><text:span text:style-name="T23">2.7.1 Структура суперблока</text:span><text:tab/></text:p>
      <text:p text:style-name="P34"/>
      <text:p text:style-name="P35"><text:tab/><text:span text:style-name="T31">struct ext4_super_block {</text:span></text:p>
      <text:p text:style-name="P47">/*00*/<text:tab/>__le32<text:tab/>s_inodes_count;<text:tab/><text:tab/>/* Количество inode */</text:p>
      <text:p text:style-name="P47"><text:tab/>__le32<text:tab/>s_blocks_count_lo;<text:tab/>/* Количество блоков */</text:p>
      <text:p text:style-name="P47"><text:tab/>__le32<text:tab/>s_r_blocks_count_lo;<text:tab/>/* Количество занятых блоков */</text:p>
      <text:p text:style-name="P47"><text:tab/>__le32<text:tab/>s_free_blocks_count_lo;<text:tab/>/* Количество свободных блоков */</text:p>
      <text:p text:style-name="P47">/*10*/<text:tab/>__le32<text:tab/>s_free_inodes_count;<text:tab/>/* Количество свободных <text:s/>*/</text:p>
      <text:p text:style-name="P47"><text:tab/>__le32<text:tab/>s_first_data_block;<text:tab/>/* Первый блок с данными */</text:p>
      <text:p text:style-name="P47"><text:tab/>__le32<text:tab/>s_log_block_size;<text:tab/>/* Размер блока */</text:p>
      <text:p text:style-name="P47"><text:tab/>__le32<text:tab/>s_log_cluster_size;<text:tab/>/* Размер кластера */</text:p>
      <text:p text:style-name="P47">/*20*/<text:tab/>__le32<text:tab/>s_blocks_per_group;<text:tab/>/* # Блоков в группе */</text:p>
      <text:p text:style-name="P47"><text:tab/>__le32<text:tab/>s_clusters_per_group;<text:tab/>/* # Кластеров в группе */</text:p>
      <text:p text:style-name="P47"><text:tab/>__le32<text:tab/>s_inodes_per_group;<text:tab/>/* # количество inode в группе */</text:p>
      <text:p text:style-name="P47"><text:tab/>__le32<text:tab/>s_mtime;<text:tab/><text:tab/>/* Время которое ФС была монтирована */</text:p>
      <text:p text:style-name="P47">/*30*/<text:tab/>__le32<text:tab/>s_wtime;<text:tab/><text:tab/>/* время последней записи */</text:p>
      <text:p text:style-name="P47"><text:tab/>__le16<text:tab/>s_mnt_count;<text:tab/><text:tab/>/* Количество раз которое ФС была монитрована */</text:p>
      <text:p text:style-name="P47"><text:tab/>__le16<text:tab/>s_max_mnt_count;<text:tab/>/* Максимальное количество монтирований до проверки */</text:p>
      <text:p text:style-name="P47"><text:soft-page-break/><text:tab/>__le16<text:tab/>s_magic;<text:tab/><text:tab/>/* Сигнатура для определения что это суперблок */</text:p>
      <text:p text:style-name="P47"><text:tab/>__le16<text:tab/>s_state;<text:tab/><text:tab/>/* Состояние файловой системы */</text:p>
      <text:p text:style-name="P47"><text:tab/>__le16<text:tab/>s_errors;<text:tab/><text:tab/>/* Поведение при нахождении неполадки */</text:p>
      <text:p text:style-name="P47"><text:tab/>__le16<text:tab/>s_minor_rev_level;<text:tab/>/* minor уровень ревизии */</text:p>
      <text:p text:style-name="P47">/*40*/<text:tab/>__le32<text:tab/>s_lastcheck;<text:tab/><text:tab/>/* время последней проверки */</text:p>
      <text:p text:style-name="P47"><text:tab/>__le32<text:tab/>s_checkinterval;<text:tab/>/* максимальное время между проверками */</text:p>
      <text:p text:style-name="P47"><text:tab/>__le32<text:tab/>s_creator_os;<text:tab/><text:tab/>/* ос которая создала данную ФС*/</text:p>
      <text:p text:style-name="P47"><text:tab/>__le32<text:tab/>s_rev_level;<text:tab/><text:tab/>/* уровень ревизии */</text:p>
      <text:p text:style-name="P47">/*50*/<text:tab/>__le16<text:tab/>s_def_resuid;<text:tab/><text:tab/>/* uid по умолчанию для занятых блоков */</text:p>
      <text:p text:style-name="P47"><text:tab/>__le16<text:tab/>s_def_resgid;<text:tab/><text:tab/>/* gid по умолчанию для занятых блоков */</text:p>
      <text:p text:style-name="P47"><text:tab/>/*</text:p>
      <text:p text:style-name="P47"><text:tab/> * Эти поля только для суперблоков EXT4_DYNAMIC_REV.</text:p>
      <text:p text:style-name="P47"><text:tab/> *</text:p>
      <text:p text:style-name="P47"><text:tab/> * Обратите внимание: разница между множеством совместимых и</text:p>
      <text:p text:style-name="P47"><text:tab/> * несовместимых свойств в том что если есть битовое множество</text:p>
      <text:p text:style-name="P47"><text:tab/> * в множестве несовместимых свойств, о котором не знает ядро,</text:p>
      <text:p text:style-name="P47"><text:tab/> * то оно должно остановить монтирование ФС</text:p>
      <text:p text:style-name="P47"><text:tab/> *</text:p>
      <text:p text:style-name="P47"><text:tab/> * Требования e2fsck более суровые; если оно не знает о </text:p>
      <text:p text:style-name="P47"><text:tab/> * свойстве из совместимого или не совместимого множества,</text:p>
      <text:p text:style-name="P47"><text:tab/> * оно должно прервать работу и не пытатся работать с вещами</text:p>
      <text:p text:style-name="P47"><text:tab/> * которых оно не понимает</text:p>
      <text:p text:style-name="P47"><text:tab/> */</text:p>
      <text:p text:style-name="P47"><text:tab/>__le32<text:tab/>s_first_ino;<text:tab/><text:tab/>/* Первый не занятый inode */</text:p>
      <text:p text:style-name="P47"><text:tab/>__le16 <text:s/>s_inode_size;<text:tab/><text:tab/>/* Размер структуры inode */</text:p>
      <text:p text:style-name="P47"><text:tab/>__le16<text:tab/>s_block_group_nr;<text:tab/>/* Цилиндровая группа этого суперблока */</text:p>
      <text:p text:style-name="P47"><text:tab/>__le32<text:tab/>s_feature_compat;<text:tab/>/* множество совместимых характеристик */</text:p>
      <text:p text:style-name="P47">/*60*/<text:tab/>__le32<text:tab/>s_feature_incompat;<text:tab/>/* множество несовместимых свойств */</text:p>
      <text:p text:style-name="P47"><text:tab/>__le32<text:tab/>s_feature_ro_compat;<text:tab/>/* множество свойст совместимых только в рид онли */</text:p>
      <text:p text:style-name="P47">/*68*/<text:tab/>__u8<text:tab/>s_uuid[16];<text:tab/><text:tab/>/* 128-битный uuid для тома */</text:p>
      <text:p text:style-name="P47">/*78*/<text:tab/>char<text:tab/>s_volume_name[16];<text:tab/>/* название тома */</text:p>
      <text:p text:style-name="P47">/*88*/<text:tab/>char<text:tab/>s_last_mounted[64];<text:tab/>/* директория на которую было совершено последнее монтирование */</text:p>
      <text:p text:style-name="P47">/*C8*/<text:tab/>__le32<text:tab/>s_algorithm_usage_bitmap; /* для сжатия */</text:p>
      <text:p text:style-name="P47"><text:tab/>/*</text:p>
      <text:p text:style-name="P47"><text:tab/> * Подсказки производительности. Преаллокация каталога</text:p>
      <text:p text:style-name="P47"><text:tab/> * должна происходить только если установлен флаг</text:p>
      <text:p text:style-name="P47"><text:tab/> * EXT4_FEATURE_COMPAT_DIR_PREALLOC</text:p>
      <text:p text:style-name="P47"><text:tab/> */</text:p>
      <text:p text:style-name="P47"><text:soft-page-break/><text:tab/>__u8<text:tab/>s_prealloc_blocks;<text:tab/>/* количество блоков которое ядро должно попытася выделить наперед */</text:p>
      <text:p text:style-name="P47"><text:tab/>__u8<text:tab/>s_prealloc_dir_blocks;<text:tab/>/* количество блоков которое ядро должно попытася выделить наперед для каталогов */</text:p>
      <text:p text:style-name="P47"><text:tab/>__le16<text:tab/>s_reserved_gdt_blocks;<text:tab/>/* Дескриптор группы для роста во время работы */</text:p>
      <text:p text:style-name="P47"><text:tab/>/*</text:p>
      <text:p text:style-name="P47"><text:tab/> * Поддержка журналированания действительна если флаг EXT4_FEATURE_COMPAT_HAS_JOURNAL установлен.</text:p>
      <text:p text:style-name="P47"><text:tab/> */</text:p>
      <text:p text:style-name="P47">/*D0*/<text:tab/>__u8<text:tab/>s_journal_uuid[16];<text:tab/>/* uuid суперблока с журналом */</text:p>
      <text:p text:style-name="P47">/*E0*/<text:tab/>__le32<text:tab/>s_journal_inum;<text:tab/><text:tab/>/* номер inode у файла журнала */</text:p>
      <text:p text:style-name="P47"><text:tab/>__le32<text:tab/>s_journal_dev;<text:tab/><text:tab/>/* номер устройства у файла журнала */</text:p>
      <text:p text:style-name="P47"><text:tab/>__le32<text:tab/>s_last_orphan;<text:tab/><text:tab/>/* начала списка inodes к удалению */</text:p>
      <text:p text:style-name="P47"><text:tab/>__le32<text:tab/>s_hash_seed[4];<text:tab/><text:tab/>/* HTREE hash seed */</text:p>
      <text:p text:style-name="P47"><text:tab/>__u8<text:tab/>s_def_hash_version;<text:tab/>/* Версия хэша по умолчанию */</text:p>
      <text:p text:style-name="P47"><text:tab/>__u8<text:tab/>s_jnl_backup_type;</text:p>
      <text:p text:style-name="P47"><text:tab/>__le16 <text:s/>s_desc_size;<text:tab/><text:tab/>/* размер дескриптора группы */</text:p>
      <text:p text:style-name="P47">/*100*/<text:tab/>__le32<text:tab/>s_default_mount_opts;</text:p>
      <text:p text:style-name="P47"><text:tab/>__le32<text:tab/>s_first_meta_bg;<text:tab/>/* Первая цилиндирческая группа с метаблоком*/</text:p>
      <text:p text:style-name="P47"><text:tab/>__le32<text:tab/>s_mkfs_time;<text:tab/><text:tab/>/* Время создания ФС */</text:p>
      <text:p text:style-name="P47"><text:tab/>__le32<text:tab/>s_jnl_blocks[17];<text:tab/>/* Backup of the journal inode */</text:p>
      <text:p text:style-name="P47"><text:tab/>/* 64bit поддержка действительна если EXT4_FEATURE_COMPAT_64BIT */</text:p>
      <text:p text:style-name="P47">/*150*/<text:tab/>__le32<text:tab/>s_blocks_count_hi;<text:tab/>/* Количество блоков */</text:p>
      <text:p text:style-name="P47"><text:tab/>__le32<text:tab/>s_r_blocks_count_hi;<text:tab/>/* Количество зарезервированных блоков */</text:p>
      <text:p text:style-name="P47"><text:tab/>__le32<text:tab/>s_free_blocks_count_hi;<text:tab/>/* Количество свободных блоков */</text:p>
      <text:p text:style-name="P47"><text:tab/>__le16<text:tab/>s_min_extra_isize;<text:tab/>/* Все иноды имеют как минимум # байтов */</text:p>
      <text:p text:style-name="P47"><text:tab/>__le16<text:tab/>s_want_extra_isize; <text:tab/>/* Новый inode должны резервировать # bytes */</text:p>
      <text:p text:style-name="P47"><text:tab/>__le32<text:tab/>s_flags;<text:tab/><text:tab/>/* Различные флаги */</text:p>
      <text:p text:style-name="P47"><text:tab/>__le16 <text:s/>s_raid_stride;<text:tab/><text:tab/>/* количество блоков на одном RAID диске */</text:p>
      <text:p text:style-name="P47"><text:tab/>__le16 <text:s/>s_mmp_update_interval; <text:s/>/* # секунд ожидания в MMP проверке */</text:p>
      <text:p text:style-name="P47"><text:tab/>__le64 <text:s/>s_mmp_block; <text:s text:c="11"/>/* блоков для защиты от множественного монтирования */</text:p>
      <text:p text:style-name="P47"><text:tab/>__le32 <text:s/>s_raid_stripe_width; <text:s text:c="3"/>/* всего блоков на дисках (N*stride)*/</text:p>
      <text:p text:style-name="P47"><text:tab/>__u8<text:tab/>s_log_groups_per_flex; <text:s/>/* FLEX_BG размер группы */</text:p>
      <text:p text:style-name="P47"><text:tab/>__u8<text:tab/>s_checksum_type;<text:tab/>/* алгоритм контрольной суммы для метадаты */</text:p>
      <text:p text:style-name="P47"><text:tab/>__le16 <text:s/>s_reserved_pad;</text:p>
      <text:p text:style-name="P47"><text:tab/>__le64<text:tab/>s_kbytes_written;<text:tab/>/* количество килобайт <text:soft-page-break/>записанных за время жизни */</text:p>
      <text:p text:style-name="P47"><text:tab/>__le32<text:tab/>s_snapshot_inum;<text:tab/>/* номер Inode активного снимка*/</text:p>
      <text:p text:style-name="P47"><text:tab/>__le32<text:tab/>s_snapshot_id;<text:tab/><text:tab/>/* последовательный ID активного снимка */</text:p>
      <text:p text:style-name="P47"><text:tab/>__le64<text:tab/>s_snapshot_r_blocks_count; /* количество занятых блоков для активных</text:p>
      <text:p text:style-name="P47"><text:tab/><text:tab/><text:tab/><text:tab/><text:tab/><text:tab/><text:tab/><text:tab/><text:tab/> снимков для будущего использования */</text:p>
      <text:p text:style-name="P47"><text:tab/>__le32<text:tab/>s_snapshot_list;<text:tab/>/* номер inode головы списка снимков на диске */</text:p>
      <text:p text:style-name="P47">#define EXT4_S_ERR_START offsetof(struct ext4_super_block, s_error_count)</text:p>
      <text:p text:style-name="P47"><text:tab/>__le32<text:tab/>s_error_count;<text:tab/><text:tab/>/* количество ошибок ФС */</text:p>
      <text:p text:style-name="P47"><text:tab/>__le32<text:tab/>s_first_error_time;<text:tab/>/* первый раз когад произошла ошибка */</text:p>
      <text:p text:style-name="P47"><text:tab/>__le32<text:tab/>s_first_error_ino;<text:tab/>/* inode берущий участвие в первой ошибке */</text:p>
      <text:p text:style-name="P47"><text:tab/>__le64<text:tab/>s_first_error_block;<text:tab/>/* блок берущий участь в первой ошибке */</text:p>
      <text:p text:style-name="P47"><text:tab/>__u8<text:tab/>s_first_error_func[32];<text:tab/>/* функция где произошла ошибка */</text:p>
      <text:p text:style-name="P47"><text:tab/>__le32<text:tab/>s_first_error_line;<text:tab/>/* номер строки где произошла ошибка */</text:p>
      <text:p text:style-name="P47"><text:tab/>__le32<text:tab/>s_last_error_time;<text:tab/>/* время последней ошибки */</text:p>
      <text:p text:style-name="P47"><text:tab/>__le32<text:tab/>s_last_error_ino;<text:tab/>/* inode берущий участвие в последней ошибке */</text:p>
      <text:p text:style-name="P47"><text:tab/>__le32<text:tab/>s_last_error_line;<text:tab/>/* строка где произошла ошибка */</text:p>
      <text:p text:style-name="P47"><text:tab/>__le64<text:tab/>s_last_error_block;<text:tab/>/* блок берущий участь в последней ошибке */</text:p>
      <text:p text:style-name="P47"><text:tab/>__u8<text:tab/>s_last_error_func[32];<text:tab/>/* функция где произошла ошибка */</text:p>
      <text:p text:style-name="P47">#define EXT4_S_ERR_END offsetof(struct ext4_super_block, s_mount_opts)</text:p>
      <text:p text:style-name="P47"><text:tab/>__u8<text:tab/>s_mount_opts[64];</text:p>
      <text:p text:style-name="P47"><text:tab/>__le32<text:tab/>s_usr_quota_inum;<text:tab/>/* inode для слежения за квотой пользователя */</text:p>
      <text:p text:style-name="P47"><text:tab/>__le32<text:tab/>s_grp_quota_inum;<text:tab/>/* inode для слежения за квотой группы */</text:p>
      <text:p text:style-name="P47"><text:tab/>__le32<text:tab/>s_overhead_clusters;<text:tab/>/* наклодной расход блоков/кластеров в ФС */</text:p>
      <text:p text:style-name="P47"><text:tab/>__le32<text:tab/>s_reserved[108];<text:tab/>/* выравнивание */</text:p>
      <text:p text:style-name="P47"><text:tab/>__le32<text:tab/>s_checksum;<text:tab/><text:tab/>/* crc32c(superblock) */</text:p>
      <text:p text:style-name="P47">};</text:p>
      <text:p text:style-name="P47"/>
      <text:p text:style-name="P49"><text:tab/><text:span text:style-name="T26">2.7.2 Структура индексного дескриптора</text:span><text:span text:style-name="T27"><text:tab/></text:span></text:p>
      <text:p text:style-name="P47"/>
      <text:p text:style-name="P47">struct ext4_inode {</text:p>
      <text:p text:style-name="P47"><text:tab/>__le16<text:tab/>i_mode;<text:tab/><text:tab/>/* Режим доступа файла */</text:p>
      <text:p text:style-name="P47"><text:tab/>__le16<text:tab/>i_uid;<text:tab/><text:tab/>/* Младшие 16 битов Uid владельца */</text:p>
      <text:p text:style-name="P47"><text:soft-page-break/><text:tab/>__le32<text:tab/>i_size_lo;<text:tab/>/* Младшие 32 бита размера файла в байтах */</text:p>
      <text:p text:style-name="P47"><text:tab/>__le32<text:tab/>i_atime;<text:tab/>/* Время последнего чтения */</text:p>
      <text:p text:style-name="P47"><text:tab/>__le32<text:tab/>i_ctime;<text:tab/>/* время изменения inode */</text:p>
      <text:p text:style-name="P47"><text:tab/>__le32<text:tab/>i_mtime;<text:tab/>/* время модификации*/</text:p>
      <text:p text:style-name="P47"><text:tab/>__le32<text:tab/>i_dtime;<text:tab/>/* время удаления */</text:p>
      <text:p text:style-name="P47"><text:tab/>__le16<text:tab/>i_gid;<text:tab/><text:tab/>/* Младшие 16 битов Group Id */</text:p>
      <text:p text:style-name="P47"><text:tab/>__le16<text:tab/>i_links_count;<text:tab/>/* Количество ссылок */</text:p>
      <text:p text:style-name="P47"><text:tab/>__le32<text:tab/>i_blocks_lo;<text:tab/>/* Количество блоков */</text:p>
      <text:p text:style-name="P47"><text:tab/>__le32<text:tab/>i_flags;<text:tab/>/* Флаги файла */</text:p>
      <text:p text:style-name="P47"><text:tab/>union {</text:p>
      <text:p text:style-name="P47"><text:tab/><text:tab/>struct {</text:p>
      <text:p text:style-name="P47"><text:tab/><text:tab/><text:tab/>__le32 <text:s/>l_i_version;</text:p>
      <text:p text:style-name="P47"><text:tab/><text:tab/>} linux1;</text:p>
      <text:p text:style-name="P47"><text:tab/><text:tab/>struct {</text:p>
      <text:p text:style-name="P47"><text:tab/><text:tab/><text:tab/>__u32 <text:s/>h_i_translator;</text:p>
      <text:p text:style-name="P47"><text:tab/><text:tab/>} hurd1;</text:p>
      <text:p text:style-name="P47"><text:tab/><text:tab/>struct {</text:p>
      <text:p text:style-name="P47"><text:tab/><text:tab/><text:tab/>__u32 <text:s/>m_i_reserved1;</text:p>
      <text:p text:style-name="P47"><text:tab/><text:tab/>} masix1;</text:p>
      <text:p text:style-name="P47"><text:tab/>} osd1;<text:tab/><text:tab/><text:tab/><text:tab/>/* Зависимое от ОС 1 */</text:p>
      <text:p text:style-name="P47"><text:tab/>__le32<text:tab/>i_block[EXT4_N_BLOCKS];/* Указатели на блоки */</text:p>
      <text:p text:style-name="P47"><text:tab/>__le32<text:tab/>i_generation;<text:tab/>/* Версия файла (для NFS) */</text:p>
      <text:p text:style-name="P47"><text:tab/>__le32<text:tab/>i_file_acl_lo;<text:tab/>/* ACL файла */</text:p>
      <text:p text:style-name="P47"><text:tab/>__le32<text:tab/>i_size_high;<text:tab/>/* Старшие 32 бита размера файла в байтах */</text:p>
      <text:p text:style-name="P47"><text:tab/>__le32<text:tab/>i_obso_faddr;<text:tab/>/* Устаревший фрагмент адреса */</text:p>
      <text:p text:style-name="P47"><text:tab/>union {</text:p>
      <text:p text:style-name="P47"><text:tab/><text:tab/>struct {</text:p>
      <text:p text:style-name="P47"><text:tab/><text:tab/><text:tab/>__le16<text:tab/>l_i_blocks_high; /* было l_i_reserved1 */</text:p>
      <text:p text:style-name="P47"><text:tab/><text:tab/><text:tab/>__le16<text:tab/>l_i_file_acl_high;</text:p>
      <text:p text:style-name="P47"><text:tab/><text:tab/><text:tab/>__le16<text:tab/>l_i_uid_high;<text:tab/>/* эти 2 поля */</text:p>
      <text:p text:style-name="P47"><text:tab/><text:tab/><text:tab/>__le16<text:tab/>l_i_gid_high;<text:tab/>/* было reserved2[0] */</text:p>
      <text:p text:style-name="P47"><text:tab/><text:tab/><text:tab/>__le16<text:tab/>l_i_checksum_lo;/* crc32c(uuid+inum+inode) LE */</text:p>
      <text:p text:style-name="P47"><text:tab/><text:tab/><text:tab/>__le16<text:tab/>l_i_reserved;</text:p>
      <text:p text:style-name="P47"><text:tab/><text:tab/>} linux2;</text:p>
      <text:p text:style-name="P47"><text:tab/><text:tab/>struct {</text:p>
      <text:p text:style-name="P47"><text:tab/><text:tab/><text:tab/>__le16<text:tab/>h_i_reserved1;<text:tab/>/* Устаревший фрагмент номер/размер который убран в eхт4 */</text:p>
      <text:p text:style-name="P47"><text:tab/><text:tab/><text:tab/>__u16<text:tab/>h_i_mode_high;</text:p>
      <text:p text:style-name="P47"><text:tab/><text:tab/><text:tab/>__u16<text:tab/>h_i_uid_high;</text:p>
      <text:p text:style-name="P47"><text:tab/><text:tab/><text:tab/>__u16<text:tab/>h_i_gid_high;</text:p>
      <text:p text:style-name="P47"><text:tab/><text:tab/><text:tab/>__u32<text:tab/>h_i_author;</text:p>
      <text:p text:style-name="P47"><text:tab/><text:tab/>} hurd2;</text:p>
      <text:p text:style-name="P47"><text:tab/><text:tab/>struct {</text:p>
      <text:p text:style-name="P47"><text:tab/><text:tab/><text:tab/>__le16<text:tab/>h_i_reserved1;<text:tab/>/* Устаревший фрагмент номер/размер который убран в eхт4 */</text:p>
      <text:p text:style-name="P47"><text:tab/><text:tab/><text:tab/>__le16<text:tab/>m_i_file_acl_high;</text:p>
      <text:p text:style-name="P47"><text:tab/><text:tab/><text:tab/>__u32<text:tab/>m_i_reserved2[2];</text:p>
      <text:p text:style-name="P47"><text:tab/><text:tab/>} masix2;</text:p>
      <text:p text:style-name="P47"><text:tab/>} osd2;<text:tab/><text:tab/><text:tab/><text:tab/>/* Зависимое от ОС 2 */</text:p>
      <text:p text:style-name="P47"><text:soft-page-break/><text:tab/>__le16<text:tab/>i_extra_isize;</text:p>
      <text:p text:style-name="P47"><text:tab/>__le16<text:tab/>i_checksum_hi;<text:tab/>/* crc32c(uuid+inum+inode) BE */</text:p>
      <text:p text:style-name="P47"><text:tab/>__le32 <text:s/>i_ctime_extra; <text:s/>/* дополнительное время изменения <text:s text:c="2"/>(nsec &lt;&lt; 2 | epoch) */</text:p>
      <text:p text:style-name="P47"><text:tab/>__le32 <text:s/>i_mtime_extra; <text:s/>/* дополнительное время модификации (nsec &lt;&lt; 2 | epoch) */</text:p>
      <text:p text:style-name="P47"><text:tab/>__le32 <text:s/>i_atime_extra; <text:s/>/* дополнительное время доступа <text:s text:c="4"/>(nsec &lt;&lt; 2 | epoch) */</text:p>
      <text:p text:style-name="P47"><text:tab/>__le32 <text:s/>i_crtime; <text:s text:c="6"/>/* Время создания файла */</text:p>
      <text:p text:style-name="P47"><text:tab/>__le32 <text:s/>i_crtime_extra; /* дополнительное время создания <text:s/>(nsec &lt;&lt; 2 | epoch) */</text:p>
      <text:p text:style-name="P47"><text:tab/>__le32 <text:s/>i_version_hi;<text:tab/>/* старшие 32 бита для 64 битной версии */</text:p>
      <text:p text:style-name="P47">};</text:p>
      <text:p text:style-name="P48"><text:tab/></text:p>
      <text:p text:style-name="P50">ВЫВОДЫ</text:p>
      <text:p text:style-name="P51"><text:tab/><text:span text:style-name="T28">В лабораторной работе были изучены команды для работы с файловой системой. Команда </text:span><text:span text:style-name="T32">grep</text:span><text:span text:style-name="T28"> позволяет производить поиск строки по шаблону в файле, для использования стандартных регулярных выражений нужно использовать ключ </text:span><text:span text:style-name="T32">-Е</text:span><text:span text:style-name="T28">. Команда </text:span><text:span text:style-name="T32">find</text:span><text:span text:style-name="T28"> позволяет производить поиск файлов и проводить над ними действия с помощью ключа </text:span><text:span text:style-name="T32">-exec</text:span><text:span text:style-name="T28">. Команда </text:span><text:span text:style-name="T32">tail</text:span><text:span text:style-name="T28"> отображает последние 10 строк файла в стандартный вывод, можно также следить за файлом с помощью ключа </text:span><text:span text:style-name="T32">-f, </text:span><text:span text:style-name="T33">а также задавать количество строк с помощью ключа --</text:span><text:span text:style-name="T32">lines</text:span><text:span text:style-name="T33">. Команда </text:span><text:span text:style-name="T32">more</text:span><text:span text:style-name="T33"> предназначена для постраничного вывода файла на терминал, ныне она заменена командой </text:span><text:span text:style-name="T32">less</text:span><text:span text:style-name="T33">. Команда </text:span><text:span text:style-name="T32">tar </text:span><text:span text:style-name="T33">предназначена для архивирования, ключ и </text:span><text:span text:style-name="T32">cf</text:span><text:span text:style-name="T33"> создает архив, ключ </text:span><text:span text:style-name="T32">xf</text:span><text:span text:style-name="T33"> извлекает из архива. </text:span><text:span text:style-name="T34">Команда mknod позволяет создать специальный файл – блочный, либо символьный, либо FIFO, для задания типа файла необходимо использовать ключи b, c, p. </text:span></text:p>
      <text:p text:style-name="P51"><text:span text:style-name="T33"><text:tab/>Структура суперблока файловой системы ext4 содержит такие поля как: количество индексных дескрипторов, количество блоков, количество занятых блоков, количество монтирований до проверки, а также различную информацию о первой и последней ошибке файловой системы, также определяет свойства цилиндровой группы.</text:span></text:p>
      <text:p text:style-name="P51"><text:span text:style-name="T33"><text:tab/>Структура индексного дескриптора содержат поля хранящие информацию <text:s/>о последнем времени доступа к файлу, времени модификации файла, времени изменения индексного дескриптора. Также там хранится количество жестких ссылок на файл, режим доступа файла, адреса блоков в которых хранится файл</text:span><text:span text:style-name="T3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7:31:25.135193978</meta:creation-date>
    <dc:date>2014-10-10T10:37:45.160968799</dc:date>
    <meta:editing-duration>PT9H57M2S</meta:editing-duration>
    <meta:editing-cycles>13</meta:editing-cycles>
    <meta:generator>LibreOffice/4.2.6.3$Linux_X86_64 LibreOffice_project/420m0$Build-3</meta:generator>
    <meta:document-statistic meta:table-count="0" meta:image-count="0" meta:object-count="0" meta:page-count="9" meta:paragraph-count="289" meta:word-count="2065" meta:character-count="15302" meta:non-whitespace-character-count="12990"/>
  </office:meta>
</office:document-meta>
</file>